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mparison Between CircleCI TravisCi and Jenkins C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rcle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oud-based System. No server required</text:p>
              </text:list-item>
              <text:list-item>
                <text:p>Also offering on-prem solution to store private cloud or data</text:p>
              </text:list-item>
              <text:list-item>
                <text:p>Fast Start</text:p>
              </text:list-item>
              <text:list-item>
                <text:p>Not Free on Mac Operating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vis 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ing YAML file as a config</text:p>
              </text:list-item>
              <text:list-item>
                <text:p>Cloud based system</text:p>
              </text:list-item>
              <text:list-item>
                <text:p>Option to run tests on Linux and Mac OS X at same time</text:p>
              </text:list-item>
              <text:list-item>
                <text:p>Support build matri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enk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f-contained Java-based program, ready to run out-of-the-box.</text:p>
              </text:list-item>
              <text:list-item>
                <text:p>Hundreds of plug ins in the Update Centers for customization needs.</text:p>
              </text:list-item>
              <text:list-item>
                <text:p>Pipeline: A plug in implementing and integrating continuous delivery pipelines into Jenkins.</text:p>
              </text:list-item>
              <text:list-item>
                <text:p>Rest API Suppor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8:14:53.951834785</meta:creation-date>
    <dc:date>2018-02-28T18:21:32.652565843</dc:date>
    <meta:editing-duration>PT6M39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